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top="0cm" fo:margin-bottom="0.212cm" fo:text-align="start" style:justify-single-word="false">
        <style:tab-stops>
          <style:tab-stop style:position="17.503cm" style:type="right"/>
        </style:tab-stops>
      </style:paragraph-properties>
    </style:style>
    <style:style style:name="P2" style:family="paragraph" style:parent-style-name="Standard">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tab-stops>
          <style:tab-stop style:position="15.002cm"/>
        </style:tab-stops>
      </style:paragraph-properties>
    </style:style>
    <style:style style:name="P4" style:family="paragraph" style:parent-style-name="Standard">
      <style:paragraph-properties fo:margin-top="0cm" fo:margin-bottom="0cm" fo:line-height="100%">
        <style:tab-stops>
          <style:tab-stop style:position="0.501cm"/>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margin-left="1.27cm" fo:margin-right="0cm" fo:margin-top="0cm" fo:margin-bottom="0cm" fo:line-height="100%" fo:text-indent="0cm" style:auto-text-indent="false">
        <style:tab-stops>
          <style:tab-stop style:position="0.501cm"/>
        </style:tab-stops>
      </style:paragraph-properties>
      <style:text-properties fo:font-size="12pt" style:font-size-asian="12pt" style:font-size-complex="12pt"/>
    </style:style>
    <style:style style:name="P7" style:family="paragraph" style:parent-style-name="Standard" style:master-page-name="Standard">
      <style:paragraph-properties fo:margin-top="0cm" fo:margin-bottom="0cm" fo:text-align="center" style:justify-single-word="false" style:page-number="auto"/>
      <style:text-properties fo:font-size="15pt" fo:language="es" fo:country="ES" style:text-underline-style="solid" style:text-underline-width="auto" style:text-underline-color="font-color" fo:font-weight="bold" style:font-size-asian="15pt" style:font-weight-asian="bold" style:font-size-complex="15pt"/>
    </style:style>
    <style:style style:name="P8" style:family="paragraph" style:parent-style-name="Standard">
      <style:paragraph-properties fo:margin-top="0cm" fo:margin-bottom="0cm" fo:line-height="100%">
        <style:tab-stops>
          <style:tab-stop style:position="0.501cm"/>
        </style:tab-stops>
      </style:paragraph-properties>
      <style:text-properties fo:font-size="10pt" style:font-size-asian="10pt" style:font-size-complex="10pt"/>
    </style:style>
    <style:style style:name="P9" style:family="paragraph" style:parent-style-name="Standard">
      <style:paragraph-properties fo:margin-left="1.27cm" fo:margin-right="0cm" fo:text-indent="0cm" style:auto-text-indent="false">
        <style:tab-stops>
          <style:tab-stop style:position="0.501cm"/>
        </style:tab-stops>
      </style:paragraph-properties>
      <style:text-properties fo:font-size="10pt" style:font-size-asian="10pt" style:font-size-complex="10pt"/>
    </style:style>
    <style:style style:name="P10" style:family="paragraph" style:parent-style-name="Standard">
      <style:paragraph-properties fo:margin-left="1.27cm" fo:margin-right="0cm" fo:margin-top="0cm" fo:margin-bottom="0cm" fo:line-height="100%" fo:text-indent="0cm" style:auto-text-indent="false">
        <style:tab-stops>
          <style:tab-stop style:position="0.501cm"/>
        </style:tab-stops>
      </style:paragraph-properties>
      <style:text-properties fo:font-size="10pt" style:font-size-asian="10pt" style:font-size-complex="10pt"/>
    </style:style>
    <style:style style:name="P11" style:family="paragraph" style:parent-style-name="Standard">
      <style:paragraph-properties fo:line-height="100%">
        <style:tab-stops>
          <style:tab-stop style:position="0.501cm"/>
        </style:tab-stops>
      </style:paragraph-properties>
      <style:text-properties fo:font-size="10pt" style:font-size-asian="10pt" style:font-size-complex="10pt"/>
    </style:style>
    <style:style style:name="P12" style:family="paragraph" style:parent-style-name="Standard">
      <style:paragraph-properties>
        <style:tab-stops>
          <style:tab-stop style:position="0.501cm"/>
        </style:tab-stops>
      </style:paragraph-properties>
      <style:text-properties fo:font-size="10pt" style:font-size-asian="10pt" style:font-size-complex="10pt"/>
    </style:style>
    <style:style style:name="P13" style:family="paragraph" style:parent-style-name="Standard">
      <style:paragraph-properties>
        <style:tab-stops>
          <style:tab-stop style:position="0.501cm"/>
        </style:tab-stops>
      </style:paragraph-properties>
      <style:text-properties fo:font-size="10pt" fo:font-weight="bold" style:font-size-asian="10pt" style:font-weight-asian="bold" style:font-size-complex="10pt" style:font-weight-complex="bold"/>
    </style:style>
    <style:style style:name="T1" style:family="text">
      <style:text-properties fo:language="es" fo:country="ES"/>
    </style:style>
    <style:style style:name="T2" style:family="text">
      <style:text-properties fo:language="es" fo:country="ES" style:font-name-asian="Arial" style:font-name-complex="Arial"/>
    </style:style>
    <style:style style:name="T3" style:family="text">
      <style:text-properties fo:language="es" fo:country="ES" fo:font-weight="bold" style:font-weight-asian="bold"/>
    </style:style>
    <style:style style:name="T4" style:family="text">
      <style:text-properties fo:language="es" fo:country="ES" fo:font-weight="bold" style:font-name-asian="Arial" style:font-weight-asian="bold" style:font-name-complex="Ari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Arial" style:font-weight-asian="bold" style:font-name-complex="Arial"/>
    </style:style>
    <style:style style:name="T8" style:family="text">
      <style:text-properties style:font-name-asian="Arial" style:font-name-complex="Arial"/>
    </style:style>
    <style:style style:name="T9" style:family="text">
      <style:text-properties fo:font-size="8pt" fo:language="es" fo:country="ES" fo:font-weight="bold" style:font-size-asian="8pt" style:font-weight-asian="bold" style:font-size-complex="8pt"/>
    </style:style>
    <style:style style:name="T10" style:family="text">
      <style:text-properties fo:font-size="8pt" fo:language="es" fo:country="ES" fo:font-weight="bold" style:font-name-asian="Arial" style:font-size-asian="8pt" style:font-weight-asian="bold" style:font-name-complex="Arial" style:font-size-complex="8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fo:font-size="15pt" fo:language="es" fo:country="ES" style:text-underline-style="solid" style:text-underline-width="auto" style:text-underline-color="font-color" fo:font-weight="bold" style:font-size-asian="15pt" style:font-weight-asian="bold" style:font-size-complex="15pt"/>
    </style:style>
    <style:style style:name="T15" style:family="text">
      <style:text-properties fo:font-size="15pt" fo:language="es" fo:country="ES" style:text-underline-style="solid" style:text-underline-width="auto" style:text-underline-color="font-color" fo:font-weight="bold" style:font-name-asian="Arial" style:font-size-asian="15pt" style:font-weight-asian="bold" style:font-name-complex="Arial" style:font-size-complex="15pt"/>
    </style:style>
    <style:style style:name="T16" style:family="text">
      <style:text-properties fo:font-size="12pt" style:font-size-asian="12pt" style:font-size-complex="12pt"/>
    </style:style>
    <style:style style:name="T17" style:family="text">
      <style:text-properties fo:font-size="9pt" style:font-size-asian="9pt" style:font-size-complex="9pt"/>
    </style:style>
    <style:style style:name="T18" style:family="text">
      <style:text-properties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text:tab/></text:p>
      <text:p text:style-name="P8"><text:s text:c="5"/>Los profesores de la asignatura Base de Datos de una Escuela Universitaria deciden crear una base de datos llamada Universidad que contiene la información de los resultados de las pruebas prácticas realizadas a los alumnos. Para hacer el diseño se sabe que:</text:p>
      <text:p text:style-name="P8"/>
      <text:p text:style-name="P10">• <text:s text:c="2"/>Los alumnos se definen por su número de matrícula, el curso y el grupo al que asisten. ( Faltaría en la BD <text:s/>una tabla de cursos y grupos del centro pero no se va a incluir para facilitar el ejercicio ).</text:p>
      <text:p text:style-name="P10">• <text:s/>Dichos alumnos realizan exámenes escritos y prácticas a lo largo del curso académico. En este supuesto, sólo se consideran las prácticas que se hacen en un nº indeterminado y pueden ser en equipo o individuales. Se definen por un código de práctica, curso, grado, número de alumnos participantes y por el grado de dificultad.</text:p>
      <text:p text:style-name="P10">• <text:s/>Los alumnos pueden examinarse de cualquier práctica de su curso cuando lo deseen, debiéndose almacenar la fecha y <text:s/>la nota obtenida.</text:p>
      <text:p text:style-name="P10">• <text:s/>De los profesores interesa conocer su DNI y Nombre. Además de quienes han diseñado cada práctica sabiendo que en un diseño puede colaborar más de un profesor y que un profesor puede diseñar más de una práctica. Interesa además saber la fecha de diseño de cada práctica.</text:p>
      <text:p text:style-name="P10"/>
      <text:p text:style-name="P8"><text:s text:c="6"/>Con estas especificaciones se han diseñado las siguientes tablas:</text:p>
      <text:p text:style-name="P11"/>
      <text:p text:style-name="P12"><text:span text:style-name="T12">ALUMNOS</text:span><text:tab/><text:tab/><text:tab/><text:tab/><text:tab/><text:span text:style-name="T12">PROFESORES</text:span></text:p>
      <text:p text:style-name="P8"><text:span text:style-name="T13">NMAT</text:span> <text:s/>Nº Matrícula <text:s/>INT(6)<text:tab/>AI<text:tab/><text:tab/><text:span text:style-name="T11">DNI</text:span> <text:s text:c="6"/>Dni <text:s text:c="10"/>VC(9)</text:p>
      <text:p text:style-name="P8">NOMA Nombre <text:s text:c="8"/>VC(25) <text:s/>UNIQUE<text:tab/><text:tab/>NOMP <text:s/>Nombre <text:s text:c="3"/>VC(25)</text:p>
      <text:p text:style-name="P8"/>
      <text:p text:style-name="P8"/>
      <text:p text:style-name="P13"><text:span text:style-name="T11">PRÁCTICAS</text:span><text:tab/><text:tab/><text:tab/><text:tab/><text:tab/><text:tab/><text:span text:style-name="T11">MATRÍCULAS</text:span></text:p>
      <text:p text:style-name="P8"><text:span text:style-name="T11">CPRA</text:span> <text:s/>Cód. Práctica <text:s text:c="6"/>VC(6)<text:tab/><text:tab/><text:tab/><text:span text:style-name="T11">MAT</text:span> <text:s text:c="5"/>Nº Matrícula<text:tab/> <text:s text:c="5"/>INT(6)</text:p>
      <text:p text:style-name="P8">DES <text:s text:c="4"/>Descripción <text:s text:c="8"/>VC(25) <text:s text:c="2"/>UNIQUE <text:s text:c="2"/><text:tab/>CUR <text:s text:c="4"/>Curso (1,2,3) <text:s text:c="6"/>INT(1)</text:p>
      <text:p text:style-name="P8">GRA <text:s text:c="4"/>Grado Dificultad <text:s/>(1,2,3) <text:s text:c="2"/>INT(1) <text:tab/>GRU <text:s text:c="4"/>Grupo <text:s/>(‘A’,’B’,’C’) <text:s/>C(1)</text:p>
      <text:p text:style-name="P8">NAL <text:s text:c="4"/>Nº alumnos participantes <text:s/>INT(3)</text:p>
      <text:p text:style-name="P8">CUR <text:s text:c="3"/>Curso (1,2,3) <text:s text:c="6"/>INT(1)</text:p>
      <text:p text:style-name="P8">FED <text:s text:c="4"/>Fecha Diseño <text:s text:c="5"/>TIMESTAMP</text:p>
      <text:p text:style-name="P8"/>
      <text:p text:style-name="P8"/>
      <text:p text:style-name="P12"><text:span text:style-name="T12">PROFEPRAC</text:span><text:tab/><text:tab/><text:tab/><text:tab/><text:tab/><text:span text:style-name="T12">NOTAPRAC</text:span></text:p>
      <text:p text:style-name="P8"><text:span text:style-name="T11">CPRA</text:span> <text:s/>Cód. Práctica <text:s text:c="3"/>VC(6)<text:tab/><text:tab/><text:tab/><text:span text:style-name="T11">NMAT</text:span> <text:s/><text:tab/> Nº Matrícula <text:s text:c="5"/>INT(6)</text:p>
      <text:p text:style-name="P8"><text:span text:style-name="T11">DNI</text:span> <text:s text:c="5"/>Dni <text:s text:c="19"/>VC(9)<text:tab/><text:tab/><text:tab/><text:span text:style-name="T11">CPRA</text:span> <text:s text:c="2"/>Cód. Práctica <text:s text:c="4"/>VC(6)</text:p>
      <text:p text:style-name="P8"><text:tab/><text:tab/><text:tab/><text:tab/><text:tab/><text:tab/><text:tab/>NOTA <text:s text:c="2"/>Nota <text:s/>(0-10) <text:s text:c="6"/>INT(2)</text:p>
      <text:p text:style-name="P8"><text:tab/><text:tab/><text:tab/><text:tab/><text:tab/><text:tab/><text:tab/>FEPR <text:s text:c="2"/>Fecha Práctica <text:s text:c="2"/>TIMESTAMP</text:p>
      <text:p text:style-name="P8">Se pide:</text:p>
      <text:p text:style-name="P8"/>
      <text:p text:style-name="P9">1.- Disparador ( BEFORE INSERT ) que impida dar de alta un profesor si el número total de profesores que ya tiene la universidad es 5. Una vez hecho cambiar el momento del disparo por AFTER y explicar qué sucede.</text:p>
      <text:p text:style-name="P9"/>
      <text:p text:style-name="P9">2.- Disparador AFTER que controle en las inserciones que el nº de alumnos que se matriculan en una práctica no pueda ser superior al valor permitido para la <text:s/>misma así como que la nota introducida siempre tome un valor correcto. </text:p>
      <text:p text:style-name="P9"/>
      <text:p text:style-name="P9">3.- Procedimiento que modifique el grado de dificultad de una práctica cuyo código se pasará en la llamada aumentando el grado en una unidad (siempre que sea posible) <text:s/>y <text:s text:c="2"/>sólo cuando se compruebe que en dicha práctica están matriculados el nº máximo de alumnos permitidos. </text:p>
      <text:p text:style-name="P9"/>
      <text:p text:style-name="P9">4.- Disparador BEFORE que impida matricularse a un alumno en una nueva práctica si no tiene aprobadas todas las prácticas en las que está matriculado. Explica por qué crees que obligo a hacerlo con este momento de disparo.</text:p>
      <text:p text:style-name="P9"><text:line-break/> 5.- Select que obtenga los códigos de matrícula de los alumnos matriculados en todas las prácticas que hayan de su curso.</text:p>
      <text:p text:style-name="P9"/>
      <text:p text:style-name="P9"/>
      <text:p text:style-name="P9"/>
      <text:p text:style-name="P10"/>
      <text:p text:style-name="P10"/>
      <text:p text:style-name="P10"><text:tab/><text:tab/><text:tab/><text:tab/><text:tab/><text:tab/></text:p>
      <text:p text:style-name="P10"/>
      <text:p text:style-name="P10"/>
      <text:p text:style-name="P10"/>
      <text:p text:style-name="P10"/>
      <text:p text:style-name="P10"/>
      <text:p text:style-name="P10"><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line-height="120%" fo:text-align="justify" style:justify-single-word="false" fo:orphans="2" fo:widows="2" fo:hyphenation-ladder-count="no-limit" style:text-autospace="none" style:punctuation-wrap="simple" style:vertical-align="baseline" style:writing-mode="lr-tb"/>
      <style:text-properties style:use-window-font-color="true" style:font-name="Arial"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8pt" fo:font-style="italic" style:font-size-asian="8pt" style:font-style-asian="italic"/>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Standard" style:next-style-name="Standard" style:default-outline-level="1" style:class="text">
      <style:paragraph-properties fo:margin-top="0.212cm" fo:margin-bottom="0.212cm" fo:keep-with-next="always">
        <style:tab-stops>
          <style:tab-stop style:position="0.75cm"/>
        </style:tab-stops>
      </style:paragraph-properties>
      <style:text-properties fo:font-size="12pt" fo:language="es" fo:country="ES" style:font-size-asian="12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style:font-name-complex="Arial" style:font-size-complex="11pt"/>
    </style:style>
    <style:style style:name="Código" style:family="paragraph" style:parent-style-name="Standard">
      <style:paragraph-properties fo:margin-top="0cm" fo:margin-bottom="0cm" fo:line-height="100%" fo:text-align="start" style:justify-single-word="false"/>
      <style:text-properties style:font-name="Courier New" fo:font-size="8pt" fo:language="en" fo:country="GB" style:font-size-asian="8pt" style:font-name-complex="Courier New"/>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8pt" style:font-size-asian="8pt"/>
    </style:style>
    <style:style style:name="Drawing" style:family="paragraph" style:parent-style-name="Código" style:class="extra">
      <style:paragraph-properties fo:margin-top="0cm" fo:margin-bottom="0cm" fo:line-height="100%" fo:text-align="center" style:justify-single-word="false"/>
      <style:text-properties style:font-name="Arial" fo:font-size="7pt" fo:language="es" fo:country="ES" style:font-size-asian="7pt" style:font-name-complex="Arial" style:font-size-complex="7pt"/>
    </style:style>
    <style:style style:name="WW8Num2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6z0" style:family="text">
      <style:text-properties style:font-name="Arial" style:font-name-asian="Times New Roman" style:font-name-complex="Aria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Código_20_Car" style:display-name="Código Car" style:family="text" style:parent-style-name="Fuente_20_de_20_párrafo_20_predeter.">
      <style:text-properties style:font-name="Courier New" fo:font-size="8pt" fo:language="en" fo:country="GB" style:font-size-asian="8pt" style:font-name-complex="Courier New" style:language-complex="ar" style:country-complex="SA"/>
    </style:style>
    <style:style style:name="Dibujo_20_Car" style:display-name="Dibujo Car" style:family="text" style:parent-style-name="Código_20_Car">
      <style:text-properties style:font-name="Arial" fo:font-size="7pt" fo:language="es" fo:country="ES" style:font-size-asian="7pt" style:font-name-complex="Arial" style:font-size-complex="7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01cm" fo:text-indent="-0.501cm" fo:margin-left="0.501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212cm" fo:text-align="start" style:justify-single-word="false">
        <style:tab-stops>
          <style:tab-stop style:position="17.503cm" style:type="right"/>
        </style:tab-stops>
      </style:paragraph-properties>
    </style:style>
    <style:style style:name="MT1" style:family="text">
      <style:text-properties fo:language="es" fo:country="ES"/>
    </style:style>
    <style:page-layout style:name="Mpm1">
      <style:page-layout-properties fo:page-width="21.001cm" fo:page-height="45cm" style:num-format="1" style:print-orientation="portrait" fo:margin-top="0.751cm" fo:margin-bottom="0.841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66cm" fo:margin-left="0cm" fo:margin-right="0cm" fo:margin-top="1.561cm" style:dynamic-spacing="true"/>
      </style:footer-style>
    </style:page-layout>
    <style:page-layout style:name="Mpm2">
      <style:page-layout-properties fo:page-width="21.59cm" fo:page-height="27.94cm" style:num-format="1" style:print-orientation="portrait" fo:margin-top="1.693cm" fo:margin-bottom="2.501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ACIÓN EN LENGUAJES ESTRUCTURADOS</dc:title>
    <meta:initial-creator>PEDRO</meta:initial-creator>
    <meta:creation-date>2003-10-31T18:29:00</meta:creation-date>
    <dc:date>2015-05-08T13:19:19</dc:date>
    <meta:print-date>2014-05-15T12:42:54.78</meta:print-date>
    <meta:editing-cycles>93</meta:editing-cycles>
    <meta:editing-duration>PT9H13M5S</meta:editing-duration>
    <meta:generator>LibreOffice/3.5$Linux_X86_64 LibreOffice_project/350m1$Build-2</meta:generator>
    <dc:creator>Guest </dc:creator>
    <meta:document-statistic meta:table-count="0" meta:image-count="0" meta:object-count="0" meta:page-count="1" meta:paragraph-count="30" meta:word-count="486" meta:character-count="3087" meta:non-whitespace-character-count="2388"/>
    <meta:user-defined meta:name="Información 1"/>
    <meta:user-defined meta:name="Información 2"/>
    <meta:user-defined meta:name="Información 3"/>
    <meta:user-defined meta:name="Información 4"/>
  </office:meta>
</office:document-meta>
</file>